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erif"/>
    </style:style>
    <style:style style:name="P2" style:family="paragraph" style:parent-style-name="Standard">
      <style:text-properties style:font-name="Bitstream Vera Serif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 style:list-style-name="L1">
      <style:text-properties style:font-name="Bitstream Vera Serif"/>
    </style:style>
    <style:style style:name="P4" style:family="paragraph" style:parent-style-name="Standard" style:list-style-name="L2">
      <style:text-properties style:font-name="Bitstream Vera Serif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visional Section or Chapter Headings</text:p>
      <text:p text:style-name="P1"/>
      <text:list text:style-name="L1">
        <text:list-item>
          <text:p text:style-name="P3">Setting the Scene</text:p>
          <text:p text:style-name="P3"/>
        </text:list-item>
        <text:list-item>
          <text:p text:style-name="P3">Six Qualities commended/commanded:</text:p>
        </text:list-item>
      </text:list>
      <text:list text:style-name="L2">
        <text:list-header>
          <text:p text:style-name="P4">1. Temperance</text:p>
          <text:p text:style-name="P4">2. Seriousness</text:p>
          <text:p text:style-name="P4">3. Prudence</text:p>
          <text:p text:style-name="P4">4. Sound in faith</text:p>
          <text:p text:style-name="P4">5. Sound in love</text:p>
          <text:p text:style-name="P4">6. Sound in endurance</text:p>
          <text:p text:style-name="P4"/>
        </text:list-header>
        <text:list-item>
          <text:p text:style-name="P4">To Sum U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ichael Kemp</meta:initial-creator>
    <meta:creation-date>2010-04-06T16:17:57</meta:creation-date>
    <dc:creator>Michael Kemp</dc:creator>
    <dc:date>2010-04-06T17:03:38</dc:date>
    <meta:editing-cycles>3</meta:editing-cycles>
    <meta:editing-duration>PT4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33" meta:character-count="191"/>
  </office:meta>
</office:document-meta>
</file>